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polygon draw:style-name="gr1" draw:layer="layout" svg:width="6cm" svg:height="2cm" svg:x="0cm" svg:y="0cm" svg:viewBox="0 0 6001 2001" draw:points="0,1000 2000,0 6001,0 6001,2001 2000,2001">
            <text:p/>
          </draw:polygon>
          <draw:line draw:style-name="gr2" draw:layer="layout" svg:x1="6cm" svg:y1="1cm" svg:x2="8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port_out</dc:title>
    <meta:creation-date>2011-02-07T17:17:2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